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200%" style:page-number="auto"/>
    </style:style>
    <style:style style:name="P2" style:family="paragraph" style:parent-style-name="List_20_Paragraph" style:list-style-name="WWNum1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list xml:id="list20840434691" text:style-name="WWNum1">
        <text:list-item>
          <text:p text:style-name="P2">During this laboratory assignment, I had encountered some difficulties. Some of the difficulties that I have encountered include declaring the size of the array when I have already declared the variables in the constructor. When I have declared the private variables of E storage[], and the private integers of N, f, and r, I have realized that I did not declare the size of the array in my constructor. Due to this, I needed to find a way to declare the size in order for the ArrayQueue to work properly. The way I fixed this problem was that in my method of ArrayQueue, I had a parameter of int size and said the array of storage is assigned with the array variable of E and set a new object with the size of the int in the parameter. Another problem that I have encountered was when I was trying to accomplish the testing of the Junit using the ArrayQueue file and the NodeQueue testing. In order to fix this task, I had gone to youtube to see how to perform a Junit test on eclipse. After I saw this video, I had to have an import statement in order to declare that I wanted to assert some of the tests I wanted to perform. I also realized that every time I wanted to test something up, I needed to write @Test in order for the test to perform correctl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beacon</meta:initial-creator>
    <dc:creator>nbeacon</dc:creator>
    <meta:editing-cycles>1</meta:editing-cycles>
    <meta:creation-date>2013-04-14T14:34:00</meta:creation-date>
    <dc:date>2013-04-14T14:54:00</dc:date>
    <meta:editing-duration>PT20S</meta:editing-duration>
    <meta:generator>LibreOffice/3.5$Linux_X86_64 LibreOffice_project/350m1$Build-2</meta:generator>
    <meta:document-statistic meta:table-count="0" meta:image-count="0" meta:object-count="0" meta:page-count="1" meta:paragraph-count="2" meta:word-count="242" meta:character-count="1278" meta:non-whitespace-character-count="1038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